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ccaa2" officeooo:paragraph-rsid="000ccaa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ccaa2" officeooo:paragraph-rsid="000ccaa2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ec3c0" officeooo:paragraph-rsid="000ec3c0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2pt" style:text-underline-style="none" fo:font-weight="normal" officeooo:rsid="000ccaa2" officeooo:paragraph-rsid="000ccaa2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ccaa2" officeooo:paragraph-rsid="000ccaa2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ec3c0" officeooo:paragraph-rsid="000ec3c0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style:text-underline-style="none" fo:font-weight="normal" officeooo:rsid="000ec3c0" officeooo:paragraph-rsid="000ec3c0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fonctionnalités imposés :</text:p>
      <text:list xml:id="list131028556" text:style-name="L1">
        <text:list-item>
          <text:p text:style-name="P4">Lecture d’un fichier externe (type « examples/ ») formaté.</text:p>
          <text:p text:style-name="P4"/>
        </text:list-item>
        <text:list-item>
          <text:p text:style-name="P4">Interprétation de ce fichier en un L-système, type <text:span text:style-name="T1">system</text:span>.</text:p>
          <text:p text:style-name="P4"/>
        </text:list-item>
        <text:list-item>
          <text:p text:style-name="P4">Interprétation des chaînes générées à partir du système.</text:p>
          <text:p text:style-name="P4"/>
          <text:list>
            <text:list-item>
              <text:p text:style-name="P4">Interprétation à la volée des chaînes parenthésées afin d’éviter d’utiliser excessivement de la mémoire(possibilité pour commencer d’interpréter ces chaines en suites de commande.</text:p>
            </text:list-item>
          </text:list>
        </text:list-item>
        <text:list-item>
          <text:p text:style-name="P4">Faire une partie graphique simple, mais fonctionnel. Ne pas se perdre dans du superficiel, tel que des boutons, etc..</text:p>
          <text:list>
            <text:list-item>
              <text:p text:style-name="P4">L’affichage du système pourrait se faire dans un premier temps uniquement par le résultat final d’une itération. </text:p>
              <text:p text:style-name="P4"/>
            </text:list-item>
            <text:list-item>
              <text:p text:style-name="P4">Par la suite, il faudrait que les itérations du système soit affichés comme une suite d’image, pour que l’utilisateur puisse voir visuellement la construction d’un fractal.(soit itération par itération).</text:p>
              <text:p text:style-name="P4"/>
            </text:list-item>
          </text:list>
        </text:list-item>
        <text:list-item>
          <text:p text:style-name="P4">Il faut gérer l’échelle de l’affichage pour un système. </text:p>
          <text:p text:style-name="P4"/>
          <text:list>
            <text:list-item>
              <text:p text:style-name="P4">Dans un premier temps, l’échelle pourrait entre entrée manuellement. </text:p>
              <text:p text:style-name="P4"/>
            </text:list-item>
            <text:list-item>
              <text:p text:style-name="P4">Par la suite, il faudrait faire un calcul raisonnable et automatique des bornes de l’échelle pour la partie graphique du système.</text:p>
            </text:list-item>
          </text:list>
        </text:list-item>
      </text:list>
      <text:p text:style-name="P5"/>
      <text:p text:style-name="P5"/>
      <text:p text:style-name="P2">Extensions possibles : </text:p>
      <text:p text:style-name="P2"/>
      <text:p text:style-name="P6">Quelques extensions proposés par le sujet que je trouve(en tant que matthieu) intéressante. C’est donc exhaustif. La sauvegarde des L-Systèmes. A partir d’une image de L-Système, créer ce système sous la forme des fichiers textes de « examples/ ».</text:p>
      <text:p text:style-name="P6">Ajout des couleurs au fractal, afin d’apporter un dégradé de couleur.</text:p>
      <text:p text:style-name="P6"/>
      <text:p text:style-name="P6"/>
      <text:p text:style-name="P3">Points importants à ne pas négliger dans l’impl<text:span text:style-name="T2">émentation</text:span> du projet :</text:p>
      <text:p text:style-name="P5"/>
      <text:list xml:id="list3964699482" text:style-name="L2">
        <text:list-item>
          <text:p text:style-name="P7">Indentation systématique du code</text:p>
        </text:list-item>
        <text:list-item>
          <text:p text:style-name="P7">80 caractères max. par ligne</text:p>
        </text:list-item>
        <text:list-item>
          <text:p text:style-name="P7">Donner un nom clair et parlant pour chaque fonction et chaque variable</text:p>
        </text:list-item>
        <text:list-item>
          <text:p text:style-name="P7">Commenter le code de façon claire et conçise, régulièrement, donc un commentaire par fonction la décrivant en 2-3 lignes, entrée-sortie. Commenter dans les fonctions pour les lignes complexes.</text:p>
        </text:list-item>
        <text:list-item>
          <text:p text:style-name="P7">Ne pas se répéter dans le co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20:51:20.933812129</meta:creation-date>
    <dc:date>2020-11-09T21:08:38.613735883</dc:date>
    <meta:editing-duration>PT6M6S</meta:editing-duration>
    <meta:editing-cycles>1</meta:editing-cycles>
    <meta:document-statistic meta:table-count="0" meta:image-count="0" meta:object-count="0" meta:page-count="1" meta:paragraph-count="27" meta:word-count="300" meta:character-count="1856" meta:non-whitespace-character-count="1594"/>
    <meta:generator>LibreOffice/6.0.7.3$Linux_X86_64 LibreOffice_project/00m0$Build-3</meta:generator>
  </office:meta>
</office:document-meta>
</file>